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93cm"/>
    </style:style>
    <style:style style:name="co3" style:family="table-column">
      <style:table-column-properties fo:break-before="auto" style:column-width="10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 table:number-rows-repeated="10"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200g</text:p>
          </table:table-cell>
          <table:table-cell table:style-name="ce1" office:value-type="string" calcext:value-type="string">
            <text:p>ADXL372BCCZ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9dof</text:p>
          </table:table-cell>
          <table:table-cell table:style-name="ce2" office:value-type="string" calcext:value-type="string">
            <text:p><text:a xlink:href="https://www.mouser.se/ProductDetail/TDK-InvenSense/ICM-20948?qs=u4fy%2FsgLU9OtGc31yF%2Friw%3D%3D" xlink:type="simple">ICM-20948</text:a>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ressure</text:p>
          </table:table-cell>
          <table:table-cell office:value-type="string" calcext:value-type="string">
            <text:p>bmp39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13mm antenna</text:p>
          </table:table-cell>
          <table:table-cell office:value-type="string" calcext:value-type="string">
            <text:p>APAE1575R1340ABDD6-T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aoglass 12mm</text:p>
          </table:table-cell>
          <table:table-cell table:style-name="ce2" office:value-type="string" calcext:value-type="string">
            <text:p><text:a xlink:href="https://www.mouser.se/ProductDetail/Taoglas/SGGP124A02?qs=GmNq1OH0n5SgJgCvg48b2w%3D%3D" xlink:type="simple">SGGP.12.4.A.02</text:a></text:p>
          </table:table-cell>
          <table:table-cell table:number-columns-repeated="11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GP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P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ANTENN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TENNA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M$1:.M$1048576])" office:value-type="float" office:value="64" calcext:value-type="float">
            <text:p>64</text:p>
          </table:table-cell>
          <table:table-cell table:formula="of:=SUM([.P$1:.P$1048576])" office:value-type="float" office:value="51" calcext:value-type="float">
            <text:p>5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CSI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CSIP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A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R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ACCE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CE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LORA_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RA_A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S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C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7:35:00.827731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3:56:55.346607139</meta:creation-date>
    <dc:date>2021-08-17T18:34:07.101448809</dc:date>
    <meta:editing-duration>P4DT17H37M33S</meta:editing-duration>
    <meta:editing-cycles>4</meta:editing-cycles>
    <meta:generator>LibreOffice/7.1.5.2$Linux_X86_64 LibreOffice_project/10$Build-2</meta:generator>
    <meta:document-statistic meta:table-count="1" meta:cell-count="44" meta:object-count="0"/>
  </office:meta>
</office:document-meta>
</file>